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7H28M58S">
            <text:p>17:28:58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7H30M28S">
            <text:p>17:30:28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16.35">
            <text:p>216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8.525">
            <text:p>18.5</text:p>
          </table:table-cell>
          <table:table-cell table:style-name="ce4" office:value-type="float" office:value="2.075">
            <text:p>2.1</text:p>
          </table:table-cell>
          <table:table-cell table:style-name="ce4" office:value-type="float" office:value="7.775">
            <text:p>7.8</text:p>
          </table:table-cell>
          <table:table-cell table:style-name="ce4" office:value-type="float" office:value="71.675">
            <text:p>71.7</text:p>
          </table:table-cell>
          <table:table-cell table:style-name="ce4" office:value-type="float" office:value="20.6">
            <text:p>20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30.8">
            <text:p>331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0.2">
            <text:p>40.2</text:p>
          </table:table-cell>
          <table:table-cell table:style-name="ce4" office:value-type="float" office:value="3.1">
            <text:p>3.1</text:p>
          </table:table-cell>
          <table:table-cell table:style-name="ce4" office:value-type="float" office:value="11.5">
            <text:p>11.5</text:p>
          </table:table-cell>
          <table:table-cell table:style-name="ce4" office:value-type="float" office:value="98.2">
            <text:p>98.2</text:p>
          </table:table-cell>
          <table:table-cell table:style-name="ce4" office:value-type="float" office:value="43.3">
            <text:p>43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1113H30M28S">
            <text:p>17:30:28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17004048582996">
            <text:p>2.2</text:p>
          </table:table-cell>
          <table:table-cell table:style-name="ce4" office:value-type="float" office:value="1.49397590361446">
            <text:p>1.5</text:p>
          </table:table-cell>
          <table:table-cell table:style-name="ce4" office:value-type="float" office:value="1.47909967845659">
            <text:p>1.5</text:p>
          </table:table-cell>
          <table:table-cell table:style-name="ce4" office:value-type="float" office:value="1.37007324729683">
            <text:p>1.4</text:p>
          </table:table-cell>
          <table:table-cell table:style-name="ce4" office:value-type="float" office:value="2.10194174757282">
            <text:p>2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018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386.772">
            <text:p>3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046539046259812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2-02">
            <text:p>02-Dec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7M28.57S">
            <text:p>00:17:29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3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3.0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6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3864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156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425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411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098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8633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483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096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33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3830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8633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93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28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54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3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5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1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9716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67008 0 15313 8395311 11875 0 248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6097 0 3022 2096080 2314 0 180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9622 0 6055 2097141 2285 0 15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5566 0 2985 2103759 965 0 15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5722 0 3250 2098329 6308 0 36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2879489 56 7 0 0 0 0 2 0 1 0 0 0 114 0 43267 66 0 0 0 0 0 0 0 22 0 0 0 0 0 0 0 0 35826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3784913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280594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433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781184 0 648718 56336 265203 43307 0 3 184203 1213 582201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0172 <text:s text:c="4"/>153 <text:s text:c="3"/>0 <text:s text:c="3"/>0 <text:s text:c="3"/>0 <text:s text:c="4"/>0 <text:s text:c="9"/>0 <text:s text:c="8"/>0 <text:s text:c="3"/>10172 <text:s text:c="4"/>15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26849348 <text:s/>303186 <text:s text:c="3"/>0 <text:s text:c="2"/>16 <text:s text:c="3"/>0 <text:s text:c="4"/>0 <text:s text:c="9"/>0 <text:s text:c="8"/>0 140585393 <text:s/>11455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2291 16122 766094 260900 30977 321705 2829344 2303176 0 150576 256739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2189 16091 765042 260540 30977 321705 2829344 2303176 0 150524 256703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4 0 0 0 0 0 44 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212 0 0 0 0 0 212 21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98 686917 21 347 5 56 18924 33785 20 0 1 0 4 2936832 413 4294967295 3723264 3823100 3216440752 3216435724 6915094 0 0 4096 536946211 3223525726 0 0 0 0 0 0 116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13 311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03186 errors:0 dropped:16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1455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6849348 (26.8 MB) <text:s/>TX bytes:140585393 (140.5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53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5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0172 (10.1 KB) <text:s/>TX bytes:10172 (10.1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244 <text:s text:c="5"/>4036 <text:s/>4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8.2">
            <text:p>98.2</text:p>
          </table:table-cell>
          <table:table-cell office:value-type="float" office:value="1.8">
            <text:p>1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12.9">
            <text:p>12.9</text:p>
          </table:table-cell>
          <table:table-cell office:value-type="float" office:value="2.4">
            <text:p>2.4</text:p>
          </table:table-cell>
          <table:table-cell office:value-type="float" office:value="9.2">
            <text:p>9.2</text:p>
          </table:table-cell>
          <table:table-cell office:value-type="float" office:value="75.6">
            <text:p>75.6</text:p>
          </table:table-cell>
          <table:table-cell office:value-type="float" office:value="15.3">
            <text:p>15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40.2">
            <text:p>40.2</text:p>
          </table:table-cell>
          <table:table-cell office:value-type="float" office:value="3.1">
            <text:p>3.1</text:p>
          </table:table-cell>
          <table:table-cell office:value-type="float" office:value="10.4">
            <text:p>10.4</text:p>
          </table:table-cell>
          <table:table-cell office:value-type="float" office:value="46.3">
            <text:p>46.3</text:p>
          </table:table-cell>
          <table:table-cell office:value-type="float" office:value="43.3">
            <text:p>43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19.7">
            <text:p>19.7</text:p>
          </table:table-cell>
          <table:table-cell office:value-type="float" office:value="2.3">
            <text:p>2.3</text:p>
          </table:table-cell>
          <table:table-cell office:value-type="float" office:value="11.5">
            <text:p>11.5</text:p>
          </table:table-cell>
          <table:table-cell office:value-type="float" office:value="66.6">
            <text:p>66.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525">
            <text:p>18.53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2.075">
            <text:p>2.08</text:p>
          </table:table-cell>
          <table:table-cell office:value-type="float" office:value="7.775">
            <text:p>7.78</text:p>
          </table:table-cell>
          <table:table-cell office:value-type="float" office:value="71.675">
            <text:p>71.68</text:p>
          </table:table-cell>
          <table:table-cell office:value-type="float" office:value="20.6">
            <text:p>20.6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5.175">
            <text:p>15.2</text:p>
          </table:table-cell>
          <table:table-cell table:style-name="ce10" office:value-type="float" office:value="1.225">
            <text:p>1.2</text:p>
          </table:table-cell>
          <table:table-cell table:style-name="ce10" office:value-type="float" office:value="1.475">
            <text:p>1.5</text:p>
          </table:table-cell>
          <table:table-cell table:style-name="ce10" office:value-type="float" office:value="82.125">
            <text:p>82.1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9.825">
            <text:p>19.8</text:p>
          </table:table-cell>
          <table:table-cell table:style-name="ce10" office:value-type="float" office:value="1.825">
            <text:p>1.8</text:p>
          </table:table-cell>
          <table:table-cell table:style-name="ce10" office:value-type="float" office:value="2.35">
            <text:p>2.4</text:p>
          </table:table-cell>
          <table:table-cell table:style-name="ce10" office:value-type="float" office:value="76">
            <text:p>76.0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9.75">
            <text:p>19.8</text:p>
          </table:table-cell>
          <table:table-cell table:style-name="ce10" office:value-type="float" office:value="1.475">
            <text:p>1.5</text:p>
          </table:table-cell>
          <table:table-cell table:style-name="ce10" office:value-type="float" office:value="2.625">
            <text:p>2.6</text:p>
          </table:table-cell>
          <table:table-cell table:style-name="ce10" office:value-type="float" office:value="76.1">
            <text:p>76.1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8.3">
            <text:p>18.3</text:p>
          </table:table-cell>
          <table:table-cell table:style-name="ce10" office:value-type="float" office:value="3.375">
            <text:p>3.4</text:p>
          </table:table-cell>
          <table:table-cell table:style-name="ce10" office:value-type="float" office:value="24.125">
            <text:p>24.1</text:p>
          </table:table-cell>
          <table:table-cell table:style-name="ce10" office:value-type="float" office:value="54.2">
            <text:p>54.2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0">
            <text:p>0</text:p>
          </table:table-cell>
          <table:table-cell office:value-type="float" office:value="94.4">
            <text:p>94.4</text:p>
          </table:table-cell>
          <table:table-cell office:value-type="float" office:value="14.6">
            <text:p>14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0.6">
            <text:p>0.6</text:p>
          </table:table-cell>
          <table:table-cell office:value-type="float" office:value="2043.2">
            <text:p>2043.2</text:p>
          </table:table-cell>
          <table:table-cell office:value-type="float" office:value="251">
            <text:p>25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0">
            <text:p>0</text:p>
          </table:table-cell>
          <table:table-cell office:value-type="float" office:value="6593.6">
            <text:p>6593.6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0">
            <text:p>0</text:p>
          </table:table-cell>
          <table:table-cell office:value-type="float" office:value="4161.2">
            <text:p>4161.2</text:p>
          </table:table-cell>
          <table:table-cell office:value-type="float" office:value="330.8">
            <text:p>33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.15">
            <text:p>0.2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3223.1">
            <text:p>3223.1</text:p>
          </table:table-cell>
          <table:table-cell table:style-name="ce11" table:formula="of:=AVERAGE([.D2:.D5])" office:value-type="float" office:value="216.35">
            <text:p>216.4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45">
            <text:p>0.5</text:p>
          </table:table-cell>
          <table:table-cell table:style-name="ce11" table:formula="of:=IF([.C7]=0;0;MAX(SUMPRODUCT([.C2:.C5];[.C2:.C5])/SUM([.C2:.C5])-[.C7];0))" office:value-type="float" office:value="1816.66947659086">
            <text:p>1816.7</text:p>
          </table:table-cell>
          <table:table-cell table:style-name="ce11" table:formula="of:=IF([.D7]=0;0;MAX(SUMPRODUCT([.D2:.D5];[.D2:.D5])/SUM([.D2:.D5])-[.D7];0))" office:value-type="float" office:value="66.7604691472152">
            <text:p>66.8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553.83052340914">
            <text:p>1553.8</text:p>
          </table:table-cell>
          <table:table-cell table:style-name="ce11" table:formula="of:=ABS(MAX([.D2:.D5])-[.D7]-[.D8])" office:value-type="float" office:value="47.6895308527848">
            <text:p>47.7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table:number-columns-repeated="2"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">
            <text:p>1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table:number-columns-repeated="2" office:value-type="float" office:value="8.1">
            <text:p>8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.2">
            <text:p>1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table:number-columns-repeated="2" office:value-type="float" office:value="24.5">
            <text:p>24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9">
            <text:p>4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table:number-columns-repeated="2" office:value-type="float" office:value="12.6">
            <text:p>12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5.2">
            <text:p>25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2.925">
            <text:p>12.9</text:p>
            <draw:frame table:end-cell-address="DISKBSIZE.V33" table:end-x="0.224in" table:end-y="0.0035in" draw:z-index="0" draw:name="Chart 1" draw:style-name="gr1" svg:width="14.0339in" svg:height="5.0539in" svg:x="0.0299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12.925">
            <text:p>12.9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3.84231141199226">
            <text:p>3.8</text:p>
          </table:table-cell>
          <table:table-cell table:style-name="ce11" table:formula="of:=IF([.C7]=0;0;MAX(SUMPRODUCT([.C2:.C5];[.C2:.C5])/SUM([.C2:.C5])-[.C7];0))" office:value-type="float" office:value="3.84231141199226">
            <text:p>3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7.73268858800774">
            <text:p>7.7</text:p>
          </table:table-cell>
          <table:table-cell table:style-name="ce11" table:formula="of:=ABS(MAX([.C2:.C5])-[.C7]-[.C8])" office:value-type="float" office:value="7.73268858800774">
            <text:p>7.7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6.7673114119923">
            <text:p>16.8</text:p>
          </table:table-cell>
          <table:table-cell table:style-name="ce11" table:formula="of:=[.C7]+ [.C8]" office:value-type="float" office:value="16.7673114119923">
            <text:p>16.8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4in" table:end-y="0.0165in" draw:z-index="1" draw:name="Chart 2" draw:style-name="gr1" svg:width="14.0339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table:number-columns-repeated="2" office:value-type="float" office:value="44.6">
            <text:p>44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9.2">
            <text:p>89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52.8">
            <text:p>52.8</text:p>
          </table:table-cell>
          <table:table-cell office:value-type="float" office:value="52.7">
            <text:p>52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05.5">
            <text:p>105.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table:number-columns-repeated="2" office:value-type="float" office:value="55.7">
            <text:p>55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1.4">
            <text:p>111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8.5">
            <text:p>38.5</text:p>
            <draw:frame table:end-cell-address="DISKBUSY.V33" table:end-x="0.224in" table:end-y="0.0035in" draw:z-index="0" draw:name="Chart 1" draw:style-name="gr1" svg:width="14.0339in" svg:height="5.0539in" svg:x="0.0299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38.475">
            <text:p>38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2.6707792207792">
            <text:p>12.7</text:p>
          </table:table-cell>
          <table:table-cell table:style-name="ce11" table:formula="of:=IF([.C7]=0;0;MAX(SUMPRODUCT([.C2:.C5];[.C2:.C5])/SUM([.C2:.C5])-[.C7];0))" office:value-type="float" office:value="12.660477582846">
            <text:p>12.7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4.52922077922079">
            <text:p>4.5</text:p>
          </table:table-cell>
          <table:table-cell table:style-name="ce11" table:formula="of:=ABS(MAX([.C2:.C5])-[.C7]-[.C8])" office:value-type="float" office:value="4.564522417154">
            <text:p>4.6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51.1707792207792">
            <text:p>51.2</text:p>
          </table:table-cell>
          <table:table-cell table:style-name="ce11" table:formula="of:=[.C7]+ [.C8]" office:value-type="float" office:value="51.135477582846">
            <text:p>51.1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4in" table:end-y="0.0165in" draw:z-index="1" draw:name="Chart 2" draw:style-name="gr1" svg:width="14.0339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6">
            <text:p>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.075">
            <text:p>0.1</text:p>
            <draw:frame table:end-cell-address="DISKREAD.V33" table:end-x="0.224in" table:end-y="0.0035in" draw:z-index="0" draw:name="Chart 1" draw:style-name="gr1" svg:width="14.0339in" svg:height="5.0539in" svg:x="0.0299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.075">
            <text:p>0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225">
            <text:p>0.2</text:p>
          </table:table-cell>
          <table:table-cell table:style-name="ce11" table:formula="of:=IF([.C7]=0;0;MAX(SUMPRODUCT([.C2:.C5];[.C2:.C5])/SUM([.C2:.C5])-[.C7];0))" office:value-type="float" office:value="0.225">
            <text:p>0.2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0.3">
            <text:p>0.3</text:p>
          </table:table-cell>
          <table:table-cell table:style-name="ce11" table:formula="of:=[.C7]+ [.C8]" office:value-type="float" office:value="0.3">
            <text:p>0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4in" table:end-y="0.0165in" draw:z-index="1" draw:name="Chart 2" draw:style-name="gr1" svg:width="14.0339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table:number-columns-repeated="2" office:value-type="float" office:value="47.2">
            <text:p>47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4.4">
            <text:p>9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table:number-columns-repeated="2" office:value-type="float" office:value="1021.6">
            <text:p>1021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043.2">
            <text:p>2043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table:number-columns-repeated="2" office:value-type="float" office:value="3296.8">
            <text:p>3296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593.6">
            <text:p>659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table:number-columns-repeated="2" office:value-type="float" office:value="2080.6">
            <text:p>2080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161.2">
            <text:p>4161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611.55">
            <text:p>1611.6</text:p>
            <draw:frame table:end-cell-address="DISKWRITE.V33" table:end-x="0.224in" table:end-y="0.0035in" draw:z-index="0" draw:name="Chart 1" draw:style-name="gr1" svg:width="14.0339in" svg:height="5.0539in" svg:x="0.0299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1611.55">
            <text:p>1611.6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908.33473829543">
            <text:p>908.3</text:p>
          </table:table-cell>
          <table:table-cell table:style-name="ce11" table:formula="of:=IF([.C7]=0;0;MAX(SUMPRODUCT([.C2:.C5];[.C2:.C5])/SUM([.C2:.C5])-[.C7];0))" office:value-type="float" office:value="908.33473829543">
            <text:p>908.3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776.91526170457">
            <text:p>776.9</text:p>
          </table:table-cell>
          <table:table-cell table:style-name="ce11" table:formula="of:=ABS(MAX([.C2:.C5])-[.C7]-[.C8])" office:value-type="float" office:value="776.91526170457">
            <text:p>776.9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2519.88473829543">
            <text:p>2519.9</text:p>
          </table:table-cell>
          <table:table-cell table:style-name="ce11" table:formula="of:=[.C7]+ [.C8]" office:value-type="float" office:value="2519.88473829543">
            <text:p>2519.9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4in" table:end-y="0.0165in" draw:z-index="1" draw:name="Chart 2" draw:style-name="gr1" svg:width="14.0339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table:number-columns-repeated="2" office:value-type="float" office:value="7.3">
            <text:p>7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.6">
            <text:p>1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table:number-columns-repeated="2" office:value-type="float" office:value="125.5">
            <text:p>125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51">
            <text:p>25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table:number-columns-repeated="2" office:value-type="float" office:value="134.5">
            <text:p>134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69">
            <text:p>26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table:number-columns-repeated="2" office:value-type="float" office:value="165.4">
            <text:p>165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30.8">
            <text:p>33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08.175">
            <text:p>108.2</text:p>
            <draw:frame table:end-cell-address="DISKXFER.V33" table:end-x="0.224in" table:end-y="0.0035in" draw:z-index="0" draw:name="Chart 1" draw:style-name="gr1" svg:width="14.0339in" svg:height="5.0539in" svg:x="0.0299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108.175">
            <text:p>108.2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33.3802345736076">
            <text:p>33.4</text:p>
          </table:table-cell>
          <table:table-cell table:style-name="ce11" table:formula="of:=IF([.C7]=0;0;MAX(SUMPRODUCT([.C2:.C5];[.C2:.C5])/SUM([.C2:.C5])-[.C7];0))" office:value-type="float" office:value="33.3802345736076">
            <text:p>33.4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23.8447654263924">
            <text:p>23.8</text:p>
          </table:table-cell>
          <table:table-cell table:style-name="ce11" table:formula="of:=ABS(MAX([.C2:.C5])-[.C7]-[.C8])" office:value-type="float" office:value="23.8447654263924">
            <text:p>23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41.555234573608">
            <text:p>141.6</text:p>
          </table:table-cell>
          <table:table-cell table:style-name="ce11" table:formula="of:=[.C7]+ [.C8]" office:value-type="float" office:value="141.555234573608">
            <text:p>141.6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4in" table:end-y="0.0165in" draw:z-index="1" draw:name="Chart 2" draw:style-name="gr1" svg:width="14.0339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42.3">
            <text:p>42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42.6">
            <text:p>42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42.3">
            <text:p>42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2.575">
            <text:p>42.6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251027598355336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522489724016445">
            <text:p>0.5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77.8">
            <text:p>377.8</text:p>
          </table:table-cell>
          <table:table-cell office:value-type="float" office:value="3.7">
            <text:p>3.7</text:p>
          </table:table-cell>
          <table:table-cell office:value-type="float" office:value="374.1">
            <text:p>374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7.5">
            <text:p>627.5</text:p>
          </table:table-cell>
          <table:table-cell office:value-type="float" office:value="1378.6">
            <text:p>1378.6</text:p>
          </table:table-cell>
          <table:table-cell office:value-type="float" office:value="-1">
            <text:p>-1</text:p>
          </table:table-cell>
          <table:table-cell office:value-type="float" office:value="112.9">
            <text:p>112.9</text:p>
          </table:table-cell>
          <table:table-cell office:value-type="float" office:value="0">
            <text:p>0</text:p>
          </table:table-cell>
          <table:table-cell office:value-type="float" office:value="204.9">
            <text:p>204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77.4">
            <text:p>377.4</text:p>
          </table:table-cell>
          <table:table-cell office:value-type="float" office:value="1.6">
            <text:p>1.6</text:p>
          </table:table-cell>
          <table:table-cell office:value-type="float" office:value="375.8">
            <text:p>375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47.7">
            <text:p>647.7</text:p>
          </table:table-cell>
          <table:table-cell office:value-type="float" office:value="1361.4">
            <text:p>1361.4</text:p>
          </table:table-cell>
          <table:table-cell office:value-type="float" office:value="-1">
            <text:p>-1</text:p>
          </table:table-cell>
          <table:table-cell office:value-type="float" office:value="112.9">
            <text:p>112.9</text:p>
          </table:table-cell>
          <table:table-cell office:value-type="float" office:value="0">
            <text:p>0</text:p>
          </table:table-cell>
          <table:table-cell office:value-type="float" office:value="224.1">
            <text:p>224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25.2">
            <text:p>225.2</text:p>
          </table:table-cell>
          <table:table-cell office:value-type="float" office:value="1.6">
            <text:p>1.6</text:p>
          </table:table-cell>
          <table:table-cell office:value-type="float" office:value="223.6">
            <text:p>223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1509.6">
            <text:p>1509.6</text:p>
          </table:table-cell>
          <table:table-cell office:value-type="float" office:value="-1">
            <text:p>-1</text:p>
          </table:table-cell>
          <table:table-cell office:value-type="float" office:value="116.4">
            <text:p>116.4</text:p>
          </table:table-cell>
          <table:table-cell office:value-type="float" office:value="0">
            <text:p>0</text:p>
          </table:table-cell>
          <table:table-cell office:value-type="float" office:value="226.7">
            <text:p>226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97.7">
            <text:p>297.7</text:p>
          </table:table-cell>
          <table:table-cell office:value-type="float" office:value="3.9">
            <text:p>3.9</text:p>
          </table:table-cell>
          <table:table-cell office:value-type="float" office:value="293.8">
            <text:p>293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30.1">
            <text:p>630.1</text:p>
          </table:table-cell>
          <table:table-cell office:value-type="float" office:value="1447.8">
            <text:p>1447.8</text:p>
          </table:table-cell>
          <table:table-cell office:value-type="float" office:value="-1">
            <text:p>-1</text:p>
          </table:table-cell>
          <table:table-cell office:value-type="float" office:value="125.3">
            <text:p>125.3</text:p>
          </table:table-cell>
          <table:table-cell office:value-type="float" office:value="0">
            <text:p>0</text:p>
          </table:table-cell>
          <table:table-cell office:value-type="float" office:value="213.9">
            <text:p>213.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0">
            <text:p>0</text:p>
          </table:table-cell>
          <table:table-cell office:value-type="float" office:value="233.2">
            <text:p>233.2</text:p>
          </table:table-cell>
          <table:table-cell office:value-type="float" office:value="0">
            <text:p>0</text:p>
          </table:table-cell>
          <table:table-cell office:value-type="float" office:value="640.6">
            <text:p>640.6</text:p>
          </table:table-cell>
          <table:table-cell office:value-type="float" office:value="0">
            <text:p>0</text:p>
          </table:table-cell>
          <table:table-cell office:value-type="float" office:value="873.8">
            <text:p>873.8</text:p>
          </table:table-cell>
          <table:table-cell office:value-type="float" office:value="233.2">
            <text:p>233.2</text:p>
          </table:table-cell>
          <table:table-cell office:value-type="float" office:value="-640.6">
            <text:p>-640.6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0">
            <text:p>0</text:p>
          </table:table-cell>
          <table:table-cell office:value-type="float" office:value="48.2">
            <text:p>48.2</text:p>
          </table:table-cell>
          <table:table-cell office:value-type="float" office:value="0">
            <text:p>0</text:p>
          </table:table-cell>
          <table:table-cell office:value-type="float" office:value="1520.3">
            <text:p>1520.3</text:p>
          </table:table-cell>
          <table:table-cell office:value-type="float" office:value="0">
            <text:p>0</text:p>
          </table:table-cell>
          <table:table-cell office:value-type="float" office:value="1568.5">
            <text:p>1568.5</text:p>
          </table:table-cell>
          <table:table-cell office:value-type="float" office:value="48.2">
            <text:p>48.2</text:p>
          </table:table-cell>
          <table:table-cell office:value-type="float" office:value="-1520.3">
            <text:p>-1520.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0">
            <text:p>0</text:p>
          </table:table-cell>
          <table:table-cell office:value-type="float" office:value="29.8">
            <text:p>29.8</text:p>
          </table:table-cell>
          <table:table-cell office:value-type="float" office:value="0">
            <text:p>0</text:p>
          </table:table-cell>
          <table:table-cell office:value-type="float" office:value="590.6">
            <text:p>590.6</text:p>
          </table:table-cell>
          <table:table-cell office:value-type="float" office:value="0">
            <text:p>0</text:p>
          </table:table-cell>
          <table:table-cell office:value-type="float" office:value="620.4">
            <text:p>620.4</text:p>
          </table:table-cell>
          <table:table-cell office:value-type="float" office:value="29.8">
            <text:p>29.8</text:p>
          </table:table-cell>
          <table:table-cell office:value-type="float" office:value="-590.6">
            <text:p>-590.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77.95">
            <text:p>78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687.925">
            <text:p>687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06.764175753688">
            <text:p>106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427.926600828579">
            <text:p>427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48.4858242463118">
            <text:p>48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404.448399171421">
            <text:p>404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0">
            <text:p>0</text:p>
          </table:table-cell>
          <table:table-cell office:value-type="float" office:value="743.5">
            <text:p>743.5</text:p>
          </table:table-cell>
          <table:table-cell office:value-type="float" office:value="0">
            <text:p>0</text:p>
          </table:table-cell>
          <table:table-cell office:value-type="float" office:value="940.5">
            <text:p>940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0">
            <text:p>0</text:p>
          </table:table-cell>
          <table:table-cell office:value-type="float" office:value="592.9">
            <text:p>592.9</text:p>
          </table:table-cell>
          <table:table-cell office:value-type="float" office:value="0">
            <text:p>0</text:p>
          </table:table-cell>
          <table:table-cell office:value-type="float" office:value="1137.8">
            <text:p>1137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0">
            <text:p>0</text:p>
          </table:table-cell>
          <table:table-cell office:value-type="float" office:value="260.3">
            <text:p>260.3</text:p>
          </table:table-cell>
          <table:table-cell office:value-type="float" office:value="0">
            <text:p>0</text:p>
          </table:table-cell>
          <table:table-cell office:value-type="float" office:value="461.9">
            <text:p>461.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401.9">
            <text:p>401.9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635.275">
            <text:p>635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202.850908186116">
            <text:p>202.9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306.23911199874">
            <text:p>306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38.749091813884">
            <text:p>138.7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96.285888001259">
            <text:p>196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274.1">
            <text:p>2274.1</text:p>
          </table:table-cell>
          <table:table-cell table:number-columns-repeated="3" office:value-type="float" office:value="-1">
            <text:p>-1</text:p>
          </table:table-cell>
          <table:table-cell office:value-type="float" office:value="1.5">
            <text:p>1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31.3">
            <text:p>1931.3</text:p>
          </table:table-cell>
          <table:table-cell table:number-columns-repeated="3" office:value-type="float" office:value="-1">
            <text:p>-1</text:p>
          </table:table-cell>
          <table:table-cell office:value-type="float" office:value="1.7">
            <text:p>1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576.7">
            <text:p>1576.7</text:p>
          </table:table-cell>
          <table:table-cell table:number-columns-repeated="3" office:value-type="float" office:value="-1">
            <text:p>-1</text:p>
          </table:table-cell>
          <table:table-cell office:value-type="float" office:value="0.4">
            <text:p>0.4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table:number-columns-repeated="3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13" office:value-type="float" office:value="-1">
            <text:p>-1</text:p>
          </table:table-cell>
          <table:table-cell office:value-type="float" office:value="7538">
            <text:p>7538</text:p>
          </table:table-cell>
          <table:table-cell office:value-type="float" office:value="-1">
            <text:p>-1</text:p>
          </table:table-cell>
          <table:table-cell office:value-type="float" office:value="9595">
            <text:p>9595</text:p>
          </table:table-cell>
          <table:table-cell office:value-type="float" office:value="393">
            <text:p>393</text:p>
          </table:table-cell>
          <table:table-cell office:value-type="float" office:value="-1">
            <text:p>-1</text:p>
          </table:table-cell>
          <table:table-cell office:value-type="float" office:value="189546">
            <text:p>189546</text:p>
          </table:table-cell>
          <table:table-cell table:number-columns-repeated="7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table:number-columns-repeated="3" office:value-type="float" office:value="-1">
            <text:p>-1</text:p>
          </table:table-cell>
          <table:table-cell office:value-type="float" office:value="76">
            <text:p>7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table:number-columns-repeated="3"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-6843">
            <text:p>-6843</text:p>
          </table:table-cell>
          <table:table-cell table:number-columns-repeated="2" office:value-type="float" office:value="0">
            <text:p>0</text:p>
          </table:table-cell>
          <table:table-cell office:value-type="float" office:value="-189547">
            <text:p>-189547</text:p>
          </table:table-cell>
          <table:table-cell table:number-columns-repeated="7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 office:value-type="float" office:value="-28">
            <text:p>-2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table:number-columns-repeated="3" office:value-type="float" office:value="-1">
            <text:p>-1</text:p>
          </table:table-cell>
          <table:table-cell office:value-type="float" office:value="70">
            <text:p>7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3506">
            <text:p>-3506</text:p>
          </table:table-cell>
          <table:table-cell office:value-type="float" office:value="0">
            <text:p>0</text:p>
          </table:table-cell>
          <table:table-cell office:value-type="float" office:value="3677">
            <text:p>367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-46">
            <text:p>-46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63">
            <text:p>-63</text:p>
          </table:table-cell>
          <table:table-cell office:value-type="float" office:value="0">
            <text:p>0</text:p>
          </table:table-cell>
          <table:table-cell office:value-type="float" office:value="-2950">
            <text:p>-2950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8"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3" office:value-type="float" office:value="0">
            <text:p>0</text:p>
          </table:table-cell>
          <table:table-cell office:value-type="float" office:value="-25">
            <text:p>-2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7H28M58S">
            <text:p>17:28:58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28M58S">
            <text:p>17:28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7H29M28S">
            <text:p>17:29:28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29M28S">
            <text:p>17:29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7H29M58S">
            <text:p>17:29:58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29M58S">
            <text:p>17:29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7H30M28S">
            <text:p>17:30:28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30M28S">
            <text:p>17:30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">
            <text:p>99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9.3">
            <text:p>9.3</text:p>
          </table:table-cell>
          <table:table-cell office:value-type="float" office:value="1.6">
            <text:p>1.6</text:p>
          </table:table-cell>
          <table:table-cell office:value-type="float" office:value="2.5">
            <text:p>2.5</text:p>
          </table:table-cell>
          <table:table-cell office:value-type="float" office:value="86.6">
            <text:p>86.6</text:p>
          </table:table-cell>
          <table:table-cell office:value-type="float" office:value="10.9">
            <text:p>1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62.9">
            <text:p>62.9</text:p>
          </table:table-cell>
          <table:table-cell office:value-type="float" office:value="34.9">
            <text:p>3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17.6">
            <text:p>17.6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80">
            <text:p>80</text:p>
          </table:table-cell>
          <table:table-cell office:value-type="float" office:value="18.9">
            <text:p>18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5.175">
            <text:p>15.18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1.225">
            <text:p>1.23</text:p>
          </table:table-cell>
          <table:table-cell office:value-type="float" office:value="1.475">
            <text:p>1.48</text:p>
          </table:table-cell>
          <table:table-cell office:value-type="float" office:value="82.125">
            <text:p>82.13</text:p>
          </table:table-cell>
          <table:table-cell office:value-type="float" office:value="16.4">
            <text:p>16.4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8.7">
            <text:p>98.7</text:p>
          </table:table-cell>
          <table:table-cell office:value-type="float" office:value="1.2">
            <text:p>1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14">
            <text:p>14</text:p>
          </table:table-cell>
          <table:table-cell office:value-type="float" office:value="2.6">
            <text:p>2.6</text:p>
          </table:table-cell>
          <table:table-cell office:value-type="float" office:value="4.2">
            <text:p>4.2</text:p>
          </table:table-cell>
          <table:table-cell office:value-type="float" office:value="79.2">
            <text:p>79.2</text:p>
          </table:table-cell>
          <table:table-cell office:value-type="float" office:value="16.6">
            <text:p>16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44">
            <text:p>44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office:value-type="float" office:value="51.7">
            <text:p>51.7</text:p>
          </table:table-cell>
          <table:table-cell office:value-type="float" office:value="46.4">
            <text:p>46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20.4">
            <text:p>20.4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74.4">
            <text:p>74.4</text:p>
          </table:table-cell>
          <table:table-cell office:value-type="float" office:value="22.4">
            <text:p>22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825">
            <text:p>19.83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1.825">
            <text:p>1.83</text:p>
          </table:table-cell>
          <table:table-cell office:value-type="float" office:value="2.35">
            <text:p>2.35</text:p>
          </table:table-cell>
          <table:table-cell office:value-type="float" office:value="76">
            <text:p>76</text:p>
          </table:table-cell>
          <table:table-cell office:value-type="float" office:value="21.65">
            <text:p>21.6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14.2">
            <text:p>14.2</text:p>
          </table:table-cell>
          <table:table-cell office:value-type="float" office:value="1.9">
            <text:p>1.9</text:p>
          </table:table-cell>
          <table:table-cell office:value-type="float" office:value="3.3">
            <text:p>3.3</text:p>
          </table:table-cell>
          <table:table-cell office:value-type="float" office:value="80.5">
            <text:p>80.5</text:p>
          </table:table-cell>
          <table:table-cell office:value-type="float" office:value="16.1">
            <text:p>16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42.9">
            <text:p>42.9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49.5">
            <text:p>49.5</text:p>
          </table:table-cell>
          <table:table-cell office:value-type="float" office:value="45.4">
            <text:p>45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21.2">
            <text:p>21.2</text:p>
          </table:table-cell>
          <table:table-cell office:value-type="float" office:value="1.4">
            <text:p>1.4</text:p>
          </table:table-cell>
          <table:table-cell office:value-type="float" office:value="2.2">
            <text:p>2.2</text:p>
          </table:table-cell>
          <table:table-cell office:value-type="float" office:value="75.3">
            <text:p>75.3</text:p>
          </table:table-cell>
          <table:table-cell office:value-type="float" office:value="22.6">
            <text:p>22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75">
            <text:p>19.75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1.475">
            <text:p>1.48</text:p>
          </table:table-cell>
          <table:table-cell office:value-type="float" office:value="2.625">
            <text:p>2.63</text:p>
          </table:table-cell>
          <table:table-cell office:value-type="float" office:value="76.1">
            <text:p>76.1</text:p>
          </table:table-cell>
          <table:table-cell office:value-type="float" office:value="21.225">
            <text:p>21.2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8M58S">
            <text:p>17:28:58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98.8">
            <text:p>98.8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9M28S">
            <text:p>17:29:28</text:p>
          </table:table-cell>
          <table:table-cell office:value-type="float" office:value="13.4">
            <text:p>13.4</text:p>
          </table:table-cell>
          <table:table-cell office:value-type="float" office:value="3.5">
            <text:p>3.5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16.9">
            <text:p>16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9M58S">
            <text:p>17:29:58</text:p>
          </table:table-cell>
          <table:table-cell office:value-type="float" office:value="39.6">
            <text:p>39.6</text:p>
          </table:table-cell>
          <table:table-cell office:value-type="float" office:value="5.4">
            <text:p>5.4</text:p>
          </table:table-cell>
          <table:table-cell office:value-type="float" office:value="31.3">
            <text:p>31.3</text:p>
          </table:table-cell>
          <table:table-cell office:value-type="float" office:value="23.7">
            <text:p>23.7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0M28S">
            <text:p>17:30:28</text:p>
          </table:table-cell>
          <table:table-cell office:value-type="float" office:value="19.5">
            <text:p>19.5</text:p>
          </table:table-cell>
          <table:table-cell office:value-type="float" office:value="4.4">
            <text:p>4.4</text:p>
          </table:table-cell>
          <table:table-cell office:value-type="float" office:value="38.9">
            <text:p>38.9</text:p>
          </table:table-cell>
          <table:table-cell office:value-type="float" office:value="37.3">
            <text:p>37.3</text:p>
          </table:table-cell>
          <table:table-cell office:value-type="float" office:value="23.9">
            <text:p>23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3">
            <text:p>18.3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3.375">
            <text:p>3.38</text:p>
          </table:table-cell>
          <table:table-cell office:value-type="float" office:value="24.125">
            <text:p>24.13</text:p>
          </table:table-cell>
          <table:table-cell office:value-type="float" office:value="54.2">
            <text:p>54.2</text:p>
          </table:table-cell>
          <table:table-cell office:value-type="float" office:value="21.675">
            <text:p>21.6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8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2/2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28:58</text:p>
              </table:table-cell>
              <table:table-cell office:value-type="float" office:value="1.8">
                <text:p text:id="CPU_ALL.F2:CPU_ALL.F5">1.8</text:p>
              </table:table-cell>
              <table:table-cell office:value-type="float" office:value="14.6">
                <text:p text:id="DISK_SUMM.D2:DISK_SUMM.D5">14.6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15.3">
                <text:p>15.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43.3">
                <text:p>43.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22">
                <text:p>22</text:p>
              </table:table-cell>
              <table:table-cell office:value-type="float" office:value="330.8">
                <text:p>33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248cm" svg:y="0.256cm" chart:style-name="ch2">
          <text:p>Disk %Busy JMeter_Test_390_Threads  12/2/2011</text:p>
        </chart:title>
        <chart:legend chart:legend-position="end" svg:x="33.409cm" svg:y="5.364cm" chart:style-name="ch3"/>
        <chart:plot-area chart:style-name="ch4" table:cell-range-address="DISKBUSY.A1:DISKBUSY.E5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1</text:p>
              </table:table-cell>
              <table:table-cell office:value-type="string">
                <text:p text:id="DISKBUSY.C1:DISKBUSY.C1">sda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7:28:58</text:p>
              </table:table-cell>
              <table:table-cell office:value-type="float" office:value="0.9">
                <text:p text:id="DISKBUSY.B2:DISKBUSY.B5">0.9</text:p>
              </table:table-cell>
              <table:table-cell office:value-type="float" office:value="0.9">
                <text:p text:id="DISKBUSY.C2:DISKBUSY.C5">0.9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44.6">
                <text:p>44.6</text:p>
              </table:table-cell>
              <table:table-cell office:value-type="float" office:value="44.6">
                <text:p>4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52.8">
                <text:p>52.8</text:p>
              </table:table-cell>
              <table:table-cell office:value-type="float" office:value="52.7">
                <text:p>5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55.7">
                <text:p>55.7</text:p>
              </table:table-cell>
              <table:table-cell office:value-type="float" office:value="55.7">
                <text:p>5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758cm" svg:y="0.256cm" chart:style-name="ch2">
          <text:p>Disk Read KB/s JMeter_Test_390_Threads  12/2/2011</text:p>
        </chart:title>
        <chart:legend chart:legend-position="end" svg:x="33.25cm" svg:y="5.6cm" chart:style-name="ch3"/>
        <chart:plot-area chart:style-name="ch4" table:cell-range-address="DISKREAD.B1:DISKREAD.E1 DISKREAD.B7:DISKREAD.E9" chart:data-source-has-labels="row" svg:x="0.712cm" svg:y="1.281cm" svg:width="31.827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.075">
                <text:p text:id="DISKREAD.B7:DISKREAD.E7">0.075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225">
                <text:p text:id="DISKREAD.B8:DISKREAD.E8">0.225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E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758cm" svg:y="0.256cm" chart:style-name="ch2">
          <text:p>Disk Read KB/s JMeter_Test_390_Threads  12/2/2011</text:p>
        </chart:title>
        <chart:legend chart:legend-position="end" svg:x="33.409cm" svg:y="5.364cm" chart:style-name="ch3"/>
        <chart:plot-area chart:style-name="ch4" table:cell-range-address="DISKREAD.A1:DISKREAD.E5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7:28:58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679cm" svg:y="0.256cm" chart:style-name="ch2">
          <text:p>Disk Write KB/s JMeter_Test_390_Threads  12/2/2011</text:p>
        </chart:title>
        <chart:legend chart:legend-position="end" svg:x="33.25cm" svg:y="5.6cm" chart:style-name="ch3"/>
        <chart:plot-area chart:style-name="ch4" table:cell-range-address="DISKWRITE.B1:DISKWRITE.E1 DISKWRITE.B7:DISKWRITE.E9" chart:data-source-has-labels="row" svg:x="0.712cm" svg:y="1.281cm" svg:width="31.827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611.55">
                <text:p text:id="DISKWRITE.B7:DISKWRITE.E7">1611.55</text:p>
              </table:table-cell>
              <table:table-cell office:value-type="float" office:value="1611.55">
                <text:p>161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908.33473829543">
                <text:p text:id="DISKWRITE.B8:DISKWRITE.E8">908.33473829543</text:p>
              </table:table-cell>
              <table:table-cell office:value-type="float" office:value="908.33473829543">
                <text:p>908.33473829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776.91526170457">
                <text:p text:id="DISKWRITE.B9:DISKWRITE.E9">776.91526170457</text:p>
              </table:table-cell>
              <table:table-cell office:value-type="float" office:value="776.91526170457">
                <text:p>776.91526170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79cm" svg:y="0.256cm" chart:style-name="ch2">
          <text:p>Disk Write KB/s JMeter_Test_390_Threads  12/2/2011</text:p>
        </chart:title>
        <chart:legend chart:legend-position="end" svg:x="33.409cm" svg:y="5.364cm" chart:style-name="ch3"/>
        <chart:plot-area chart:style-name="ch4" table:cell-range-address="DISKWRITE.A1:DISKWRITE.E5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7:28:58</text:p>
              </table:table-cell>
              <table:table-cell office:value-type="float" office:value="47.2">
                <text:p text:id="DISKWRITE.B2:DISKWRITE.B5">47.2</text:p>
              </table:table-cell>
              <table:table-cell office:value-type="float" office:value="47.2">
                <text:p text:id="DISKWRITE.C2:DISKWRITE.C5">47.2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1021.6">
                <text:p>1021.6</text:p>
              </table:table-cell>
              <table:table-cell office:value-type="float" office:value="1021.6">
                <text:p>102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3296.8">
                <text:p>3296.8</text:p>
              </table:table-cell>
              <table:table-cell office:value-type="float" office:value="3296.8">
                <text:p>329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2080.6">
                <text:p>2080.6</text:p>
              </table:table-cell>
              <table:table-cell office:value-type="float" office:value="2080.6">
                <text:p>208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383cm" svg:y="0.256cm" chart:style-name="ch2">
          <text:p>Disk transfers per second JMeter_Test_390_Threads  12/2/2011</text:p>
        </chart:title>
        <chart:legend chart:legend-position="end" svg:x="33.25cm" svg:y="5.6cm" chart:style-name="ch3"/>
        <chart:plot-area chart:style-name="ch4" table:cell-range-address="DISKXFER.B1:DISKXFER.E1 DISKXFER.B7:DISKXFER.E9" chart:data-source-has-labels="row" svg:x="0.712cm" svg:y="1.281cm" svg:width="31.827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08.175">
                <text:p text:id="DISKXFER.B7:DISKXFER.E7">108.175</text:p>
              </table:table-cell>
              <table:table-cell office:value-type="float" office:value="108.175">
                <text:p>108.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3.3802345736076">
                <text:p text:id="DISKXFER.B8:DISKXFER.E8">33.3802345736076</text:p>
              </table:table-cell>
              <table:table-cell office:value-type="float" office:value="33.3802345736076">
                <text:p>33.3802345736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3.8447654263924">
                <text:p text:id="DISKXFER.B9:DISKXFER.E9">23.8447654263924</text:p>
              </table:table-cell>
              <table:table-cell office:value-type="float" office:value="23.8447654263924">
                <text:p>23.844765426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383cm" svg:y="0.256cm" chart:style-name="ch2">
          <text:p>Disk transfers per second JMeter_Test_390_Threads  12/2/2011</text:p>
        </chart:title>
        <chart:legend chart:legend-position="end" svg:x="33.409cm" svg:y="5.364cm" chart:style-name="ch3"/>
        <chart:plot-area chart:style-name="ch4" table:cell-range-address="DISKXFER.A1:DISKXFER.E5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7:28:58</text:p>
              </table:table-cell>
              <table:table-cell office:value-type="float" office:value="7.3">
                <text:p text:id="DISKXFER.B2:DISKXFER.B5">7.3</text:p>
              </table:table-cell>
              <table:table-cell office:value-type="float" office:value="7.3">
                <text:p text:id="DISKXFER.C2:DISKXFER.C5">7.3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125.5">
                <text:p>125.5</text:p>
              </table:table-cell>
              <table:table-cell office:value-type="float" office:value="125.5">
                <text:p>12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134.5">
                <text:p>134.5</text:p>
              </table:table-cell>
              <table:table-cell office:value-type="float" office:value="134.5">
                <text:p>13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165.4">
                <text:p>165.4</text:p>
              </table:table-cell>
              <table:table-cell office:value-type="float" office:value="165.4">
                <text:p>16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797cm" svg:y="0.256cm" chart:style-name="ch2">
          <text:p>JFS Filespace %Used ubuntuServer  12/2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2.575">
                <text:p text:id="JFSFILE.B7:JFSFILE.F7">42.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251027598355336">
                <text:p text:id="JFSFILE.B8:JFSFILE.F8">0.00251027598355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522489724016445">
                <text:p text:id="JFSFILE.B9:JFSFILE.F9">0.522489724016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390_Threads  12/2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7:28:58</text:p>
              </table:table-cell>
              <table:table-cell office:value-type="float" office:value="377.8">
                <text:p text:id="MEM.F2:MEM.F5">377.8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377.4">
                <text:p>377.4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225.2">
                <text:p>225.2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297.7">
                <text:p>297.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7:28:58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390_Threads  12/2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28:58</text:p>
              </table:table-cell>
              <table:table-cell office:value-type="float" office:value="1.3">
                <text:p text:id="CPU_ALL.B2:CPU_ALL.B5">1.3</text:p>
              </table:table-cell>
              <table:table-cell office:value-type="float" office:value="0.5">
                <text:p text:id="CPU_ALL.C2:CPU_ALL.C5">0.5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12.9">
                <text:p>12.9</text:p>
              </table:table-cell>
              <table:table-cell office:value-type="float" office:value="2.4">
                <text:p>2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40.2">
                <text:p>40.2</text:p>
              </table:table-cell>
              <table:table-cell office:value-type="float" office:value="3.1">
                <text:p>3.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19.7">
                <text:p>19.7</text:p>
              </table:table-cell>
              <table:table-cell office:value-type="float" office:value="2.3">
                <text:p>2.3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390_Threads (KB/s) - 12/2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7:28:58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0.6">
                <text:p text:id="NET.H2:NET.H5">0.6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-640.6">
                <text:p>-640.6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-1520.3">
                <text:p>-1520.3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-590.6">
                <text:p>-590.6</text:p>
              </table:table-cell>
              <table:table-cell office:value-type="float" office:value="29.8">
                <text:p>29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390_Threads (KB/s)  12/2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77.95">
                <text:p>77.95</text:p>
              </table:table-cell>
              <table:table-cell office:value-type="float" office:value="0">
                <text:p>0</text:p>
              </table:table-cell>
              <table:table-cell office:value-type="float" office:value="687.925">
                <text:p>687.92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06.764175753688">
                <text:p>106.764175753688</text:p>
              </table:table-cell>
              <table:table-cell office:value-type="float" office:value="0">
                <text:p>0</text:p>
              </table:table-cell>
              <table:table-cell office:value-type="float" office:value="427.926600828579">
                <text:p>427.926600828579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48.4858242463118">
                <text:p>48.4858242463118</text:p>
              </table:table-cell>
              <table:table-cell office:value-type="float" office:value="0">
                <text:p>0</text:p>
              </table:table-cell>
              <table:table-cell office:value-type="float" office:value="404.448399171421">
                <text:p>404.44839917142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390_Threads (KB/s)  12/2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7:28:58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0.6">
                <text:p text:id="NET.C2:NET.C5">0.6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0">
                <text:p>0</text:p>
              </table:table-cell>
              <table:table-cell office:value-type="float" office:value="233.2">
                <text:p>233.2</text:p>
              </table:table-cell>
              <table:table-cell office:value-type="float" office:value="0">
                <text:p>0</text:p>
              </table:table-cell>
              <table:table-cell office:value-type="float" office:value="640.6">
                <text:p>640.6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0">
                <text:p>0</text:p>
              </table:table-cell>
              <table:table-cell office:value-type="float" office:value="48.2">
                <text:p>48.2</text:p>
              </table:table-cell>
              <table:table-cell office:value-type="float" office:value="0">
                <text:p>0</text:p>
              </table:table-cell>
              <table:table-cell office:value-type="float" office:value="1520.3">
                <text:p>1520.3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0">
                <text:p>0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  <table:table-cell office:value-type="float" office:value="590.6">
                <text:p>590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390_Threads  12/2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401.9">
                <text:p>401.9</text:p>
              </table:table-cell>
              <table:table-cell office:value-type="float" office:value="0">
                <text:p>0</text:p>
              </table:table-cell>
              <table:table-cell office:value-type="float" office:value="635.275">
                <text:p>635.27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202.850908186116">
                <text:p>202.850908186116</text:p>
              </table:table-cell>
              <table:table-cell office:value-type="float" office:value="0">
                <text:p>0</text:p>
              </table:table-cell>
              <table:table-cell office:value-type="float" office:value="306.23911199874">
                <text:p>306.23911199874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38.749091813884">
                <text:p>138.749091813884</text:p>
              </table:table-cell>
              <table:table-cell office:value-type="float" office:value="0">
                <text:p>0</text:p>
              </table:table-cell>
              <table:table-cell office:value-type="float" office:value="196.285888001259">
                <text:p>196.28588800125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390_Threads  12/2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7:28:58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10.9">
                <text:p text:id="NETPACKET.C2:NETPACKET.C5">10.9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0">
                <text:p>0</text:p>
              </table:table-cell>
              <table:table-cell office:value-type="float" office:value="743.5">
                <text:p>743.5</text:p>
              </table:table-cell>
              <table:table-cell office:value-type="float" office:value="0">
                <text:p>0</text:p>
              </table:table-cell>
              <table:table-cell office:value-type="float" office:value="940.5">
                <text:p>940.5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0">
                <text:p>0</text:p>
              </table:table-cell>
              <table:table-cell office:value-type="float" office:value="592.9">
                <text:p>592.9</text:p>
              </table:table-cell>
              <table:table-cell office:value-type="float" office:value="0">
                <text:p>0</text:p>
              </table:table-cell>
              <table:table-cell office:value-type="float" office:value="1137.8">
                <text:p>1137.8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0">
                <text:p>0</text:p>
              </table:table-cell>
              <table:table-cell office:value-type="float" office:value="260.3">
                <text:p>260.3</text:p>
              </table:table-cell>
              <table:table-cell office:value-type="float" office:value="0">
                <text:p>0</text:p>
              </table:table-cell>
              <table:table-cell office:value-type="float" office:value="461.9">
                <text:p>461.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390_Threads  12/2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28:58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390_Threads  12/2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28:58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2274.1">
                <text:p>2274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1931.3">
                <text:p>193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1576.7">
                <text:p>1576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90_Threads  12/2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28:58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1.7">
                <text:p>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501cm" svg:y="0.256cm" chart:style-name="ch2">
          <text:p>File-backed paging (kByes/sec) ubuntuServer 12/2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7:28:58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2/2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7:28:58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28:58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390_Threads  12/2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7:28:58</text:p>
              </table:table-cell>
              <table:table-cell office:value-type="float" office:value="0.8">
                <text:p text:id="CPU01.B2:CPU01.B5">0.8</text:p>
              </table:table-cell>
              <table:table-cell office:value-type="float" office:value="0.1">
                <text:p text:id="CPU01.C2:CPU01.C5">0.1</text:p>
              </table:table-cell>
              <table:table-cell office:value-type="float" office:value="0.1">
                <text:p text:id="CPU01.D2:CPU01.D5">0.1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9.3">
                <text:p>9.3</text:p>
              </table:table-cell>
              <table:table-cell office:value-type="float" office:value="1.6">
                <text:p>1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33">
                <text:p>33</text:p>
              </table:table-cell>
              <table:table-cell office:value-type="float" office:value="1.9">
                <text:p>1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17.6">
                <text:p>17.6</text:p>
              </table:table-cell>
              <table:table-cell office:value-type="float" office:value="1.3">
                <text:p>1.3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390_Threads  12/2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7:28:58</text:p>
              </table:table-cell>
              <table:table-cell office:value-type="float" office:value="0.9">
                <text:p text:id="CPU02.B2:CPU02.B5">0.9</text:p>
              </table:table-cell>
              <table:table-cell office:value-type="float" office:value="0.3">
                <text:p text:id="CPU02.C2:CPU02.C5">0.3</text:p>
              </table:table-cell>
              <table:table-cell office:value-type="float" office:value="0.1">
                <text:p text:id="CPU02.D2:CPU02.D5">0.1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14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44">
                <text:p>44</text:p>
              </table:table-cell>
              <table:table-cell office:value-type="float" office:value="2.4">
                <text:p>2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20.4">
                <text:p>20.4</text:p>
              </table:table-cell>
              <table:table-cell office:value-type="float" office:value="2">
                <text:p>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390_Threads  12/2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7:28:58</text:p>
              </table:table-cell>
              <table:table-cell office:value-type="float" office:value="0.7">
                <text:p text:id="CPU03.B2:CPU03.B5">0.7</text:p>
              </table:table-cell>
              <table:table-cell office:value-type="float" office:value="0.1">
                <text:p text:id="CPU03.C2:CPU03.C5">0.1</text:p>
              </table:table-cell>
              <table:table-cell office:value-type="float" office:value="0">
                <text:p text:id="CPU03.D2:CPU03.D5">0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14.2">
                <text:p>14.2</text:p>
              </table:table-cell>
              <table:table-cell office:value-type="float" office:value="1.9">
                <text:p>1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42.9">
                <text:p>42.9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21.2">
                <text:p>21.2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390_Threads  12/2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7:28:58</text:p>
              </table:table-cell>
              <table:table-cell office:value-type="float" office:value="0.7">
                <text:p text:id="CPU04.B2:CPU04.B5">0.7</text:p>
              </table:table-cell>
              <table:table-cell office:value-type="float" office:value="0.2">
                <text:p text:id="CPU04.C2:CPU04.C5">0.2</text:p>
              </table:table-cell>
              <table:table-cell office:value-type="float" office:value="0.3">
                <text:p text:id="CPU04.D2:CPU04.D5">0.3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13.4">
                <text:p>13.4</text:p>
              </table:table-cell>
              <table:table-cell office:value-type="float" office:value="3.5">
                <text:p>3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39.6">
                <text:p>39.6</text:p>
              </table:table-cell>
              <table:table-cell office:value-type="float" office:value="5.4">
                <text:p>5.4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19.5">
                <text:p>19.5</text:p>
              </table:table-cell>
              <table:table-cell office:value-type="float" office:value="4.4">
                <text:p>4.4</text:p>
              </table:table-cell>
              <table:table-cell office:value-type="float" office:value="38.9">
                <text:p>38.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2/2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5.175">
                <text:p text:id="CPU_SUMM.B2:CPU_SUMM.B5">15.175</text:p>
              </table:table-cell>
              <table:table-cell office:value-type="float" office:value="1.225">
                <text:p text:id="CPU_SUMM.C2:CPU_SUMM.C5">1.225</text:p>
              </table:table-cell>
              <table:table-cell office:value-type="float" office:value="1.475">
                <text:p text:id="CPU_SUMM.D2:CPU_SUMM.D5">1.47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9.825">
                <text:p>19.825</text:p>
              </table:table-cell>
              <table:table-cell office:value-type="float" office:value="1.825">
                <text:p>1.82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9.75">
                <text:p>19.75</text:p>
              </table:table-cell>
              <table:table-cell office:value-type="float" office:value="1.475">
                <text:p>1.47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8.3">
                <text:p>18.3</text:p>
              </table:table-cell>
              <table:table-cell office:value-type="float" office:value="3.375">
                <text:p>3.375</text:p>
              </table:table-cell>
              <table:table-cell office:value-type="float" office:value="24.125">
                <text:p>24.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390_Threads - 12/2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7:28:58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94.4">
                <text:p text:id="DISK_SUMM.C2:DISK_SUMM.C5">94.4</text:p>
              </table:table-cell>
              <table:table-cell office:value-type="float" office:value="14.6">
                <text:p text:id="DISK_SUMM.D2:DISK_SUMM.D5">14.6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0.6">
                <text:p>0.6</text:p>
              </table:table-cell>
              <table:table-cell office:value-type="float" office:value="2043.2">
                <text:p>2043.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0">
                <text:p>0</text:p>
              </table:table-cell>
              <table:table-cell office:value-type="float" office:value="6593.6">
                <text:p>6593.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0">
                <text:p>0</text:p>
              </table:table-cell>
              <table:table-cell office:value-type="float" office:value="4161.2">
                <text:p>4161.2</text:p>
              </table:table-cell>
              <table:table-cell office:value-type="float" office:value="330.8">
                <text:p>330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390_Threads  12/2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0.15">
                <text:p text:id="DISK_SUMM.B7:DISK_SUMM.D7">0.15</text:p>
              </table:table-cell>
              <table:table-cell office:value-type="float" office:value="3223.1">
                <text:p>3223.1</text:p>
              </table:table-cell>
              <table:table-cell office:value-type="float" office:value="216.35">
                <text:p>216.35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0.45">
                <text:p text:id="DISK_SUMM.B8:DISK_SUMM.D8">0.45</text:p>
              </table:table-cell>
              <table:table-cell office:value-type="float" office:value="1816.66947659086">
                <text:p>1816.66947659086</text:p>
              </table:table-cell>
              <table:table-cell office:value-type="float" office:value="66.7604691472152">
                <text:p>66.7604691472152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1553.83052340914">
                <text:p>1553.83052340914</text:p>
              </table:table-cell>
              <table:table-cell office:value-type="float" office:value="47.6895308527848">
                <text:p>47.6895308527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674cm" svg:y="0.256cm" chart:style-name="ch2">
          <text:p>Disk Block Size JMeter_Test_390_Threads (Kbytes)  12/2/2011</text:p>
        </chart:title>
        <chart:legend chart:legend-position="end" svg:x="33.25cm" svg:y="5.6cm" chart:style-name="ch3"/>
        <chart:plot-area chart:style-name="ch4" table:cell-range-address="DISKBSIZE.B1:DISKBSIZE.E1 DISKBSIZE.B7:DISKBSIZE.E9" chart:data-source-has-labels="row" svg:x="0.712cm" svg:y="1.281cm" svg:width="31.827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2.925">
                <text:p text:id="DISKBSIZE.B7:DISKBSIZE.E7">12.925</text:p>
              </table:table-cell>
              <table:table-cell office:value-type="float" office:value="12.925">
                <text:p>12.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.84231141199226">
                <text:p text:id="DISKBSIZE.B8:DISKBSIZE.E8">3.84231141199226</text:p>
              </table:table-cell>
              <table:table-cell office:value-type="float" office:value="3.84231141199226">
                <text:p>3.84231141199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7.73268858800774">
                <text:p text:id="DISKBSIZE.B9:DISKBSIZE.E9">7.73268858800774</text:p>
              </table:table-cell>
              <table:table-cell office:value-type="float" office:value="7.73268858800774">
                <text:p>7.73268858800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674cm" svg:y="0.256cm" chart:style-name="ch2">
          <text:p>Disk Block Size JMeter_Test_390_Threads (Kbytes)  12/2/2011</text:p>
        </chart:title>
        <chart:legend chart:legend-position="end" svg:x="33.409cm" svg:y="5.364cm" chart:style-name="ch3"/>
        <chart:plot-area chart:style-name="ch4" table:cell-range-address="DISKBSIZE.A1:DISKBSIZE.E5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7:28:58</text:p>
              </table:table-cell>
              <table:table-cell office:value-type="float" office:value="6.5">
                <text:p text:id="DISKBSIZE.B2:DISKBSIZE.B5">6.5</text:p>
              </table:table-cell>
              <table:table-cell office:value-type="float" office:value="6.5">
                <text:p text:id="DISKBSIZE.C2:DISKBSIZE.C5">6.5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7:29:28</text:p>
              </table:table-cell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0:28</text:p>
              </table:table-cell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1.248cm" svg:y="0.256cm" chart:style-name="ch2">
          <text:p>Disk %Busy JMeter_Test_390_Threads  12/2/2011</text:p>
        </chart:title>
        <chart:legend chart:legend-position="end" svg:x="33.25cm" svg:y="5.6cm" chart:style-name="ch3"/>
        <chart:plot-area chart:style-name="ch4" table:cell-range-address="DISKBUSY.B1:DISKBUSY.E1 DISKBUSY.B7:DISKBUSY.E9" chart:data-source-has-labels="row" svg:x="0.712cm" svg:y="1.281cm" svg:width="31.827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1</text:p>
              </table:table-cell>
              <table:table-cell office:value-type="string">
                <text:p>sda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8.5">
                <text:p text:id="DISKBUSY.B7:DISKBUSY.E7">38.5</text:p>
              </table:table-cell>
              <table:table-cell office:value-type="float" office:value="38.475">
                <text:p>38.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.6707792207792">
                <text:p text:id="DISKBUSY.B8:DISKBUSY.E8">12.6707792207792</text:p>
              </table:table-cell>
              <table:table-cell office:value-type="float" office:value="12.660477582846">
                <text:p>12.660477582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.52922077922079">
                <text:p text:id="DISKBUSY.B9:DISKBUSY.E9">4.52922077922079</text:p>
              </table:table-cell>
              <table:table-cell office:value-type="float" office:value="4.564522417154">
                <text:p>4.564522417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